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-Menú</text:p>
      <text:p text:style-name="Standard">Jugar, Salir, Premium</text:p>
      <text:p text:style-name="Standard"/>
      <text:p text:style-name="Standard"/>
      <text:p text:style-name="Standard">-Desde el propio menú empezamos con la broma, ofrecemos a los jugadores pagar 5euros (en mano y efectivo) a los desarrolladores, véase nosotros, para<text:s/>superar directamente el juego entero. Para hacer esto que pulsen en el botón premium e introduzcan la contraseña “Electronic Arts”</text:p>
      <text:p text:style-name="Standard"/>
      <text:p text:style-name="Standard">[INTRO]</text:p>
      <text:p text:style-name="Standard"/>
      <text:p text:style-name="Standard">-Nuestro protagonista se despierta en su habitación, (podría haber unos pocos libros o algo por el suelo, que al leerlos le dijeran los controles). Al salir de la habitación nos encontramos en la sala de estar, vemos a un médico enfrente nuestro.</text:p>
      <text:p text:style-name="Standard"/>
      <text:p text:style-name="Standard"><text:tab/>-Buenos días doctor, ¿Qué hace aquí?</text:p>
      <text:p text:style-name="Standard"/>
      <text:p text:style-name="Standard"><text:tab/>+Me temo que tu padre esta terminal, [nombre], morirá en menos de 48 horas si no le conseguimos una cura</text:p>
      <text:p text:style-name="Standard"/>
      <text:p text:style-name="Standard"><text:tab/>-¿Hay una cura? ¿Donde puedo conseguirla?</text:p>
      <text:p text:style-name="Standard"/>
      <text:p text:style-name="Standard"><text:tab/>+La medicina premium se puede conseguir en la tienda de la ciudad</text:p>
      <text:p text:style-name="Standard"/>
      <text:p text:style-name="Standard"><text:tab/>-Voy ahora mismo a la tienda a buscarla, cogeré los ahorros familiares.</text:p>
      <text:p text:style-name="Standard"/>
      <text:p text:style-name="Standard">Salimos de la casa y nos encontramos con un pequeño pueblo, un par de casas y la tienda,</text:p>
      <text:p text:style-name="Standard"/>
      <text:p text:style-name="Standard">[ESCENA 1]</text:p>
      <text:p text:style-name="Standard"/>
      <text:p text:style-name="Standard">Entramos a la tienda donde nos encontramos a los 5 tenderos, nuestros alteregos en el juego.</text:p>
      <text:p text:style-name="Standard"/>
      <text:p text:style-name="Standard"><text:tab/>Tendero 1- ¿Crees que colará?</text:p>
      <text:p text:style-name="Standard"/>
      <text:p text:style-name="Standard"><text:tab/>Tendero 2- Claro que si, primero les vendemos el juego, después los<text:s/>mapas y después las armas</text:p>
      <text:p text:style-name="Standard"><text:tab/>Tendero 3-¿Y como decís que se llama?</text:p>
      <text:p text:style-name="Standard"/>
      <text:p text:style-name="Standard"><text:tab/>Tendero 2- DLC, es muy sencillo</text:p>
      <text:p text:style-name="Standard"/>
      <text:p text:style-name="Standard"><text:tab/>Tendero 4- ¿Pero quién en su sano juicio pagaría por un juego a cachos?</text:p>
      <text:p text:style-name="Standard"/>
      <text:p text:style-name="Standard"><text:tab/>Tendero 2- Basta con darle un nombre chulo, como Battlefront o Assassins Creed.</text:p>
      <text:p text:style-name="Standard"/>
      <text:p text:style-name="Standard"><text:tab/>Tendero 5- Huelo dinero, tenemos un cliente.</text:p>
      <text:p text:style-name="Standard"/>
      <text:p text:style-name="Standard"><text:tab/>Tendero 2- HOLA!</text:p>
      <text:p text:style-name="Standard"/>
      <text:p text:style-name="Standard"><text:tab/>Prota- Esto... venía a por la medicina Premium, la necesito, mi padre se esta muriendo</text:p>
      <text:p text:style-name="Standard"/>
      <text:p text:style-name="Standard"><text:tab/>Tendero 3-<text:s/>*Susurrando*<text:s/>Chicos, creo que con este podemos poner el plan en practica</text:p>
      <text:p text:style-name="Standard"/>
      <text:p text:style-name="Standard"><text:tab/>Tendero 5- *Si, tiene cara de idiota, de que pagaría por un DLC de esos.</text:p>
      <text:p text:style-name="Standard"/>
      <text:p text:style-name="Standard"><text:tab/>Tendero 2- Pueees, se nos ha acabado, nuestro malvado rey ha comprado toda</text:p>
      <text:p text:style-name="Standard"/>
      <text:p text:style-name="Standard"><text:tab/>Prota- Nunca había oído a nadie llamar malvado al Rey, quiero decir, hace poco salvo a un elefante de una muerte segura.</text:p>
      <text:p text:style-name="Standard"/>
      <text:p text:style-name="Standard"><text:tab/>Tendero 1- Pues te aseguro que es malvado, el otro día le vimos pegar a.... esto... a...</text:p>
      <text:p text:style-name="Standard"/>
      <text:p text:style-name="Standard"><text:tab/>Tendero 4- UNA FOCA!!, una foca.... bebé?</text:p>
      <text:p text:style-name="Standard"/>
      <text:p text:style-name="Standard"><text:tab/>Prota- ¿Estáis locos? No se de que narices habláis...</text:p>
      <text:p text:style-name="Standard"/>
      <text:p text:style-name="Standard"><text:tab/>Tendero 3- De verdad que pasó, después se disculpo, dijo que<text:s/>no volvería a ocurrir</text:p>
      <text:p text:style-name="Standard"/>
      <text:p text:style-name="Standard"><text:tab/>Tendero 2- Y al instante mato a sus padres</text:p>
      <text:p text:style-name="Standard"/>
      <text:p text:style-name="Standard"><text:tab/>Tendero 5- Pegandoles con el cadáver de su hijo!!</text:p>
      <text:p text:style-name="Standard"/>
      <text:p text:style-name="Standard"><text:tab/>Prota- ¿PERO QUE OS PASA?</text:p>
      <text:p text:style-name="Standard"/>
      <text:p text:style-name="Standard"><text:tab/>Tendero 1- Creo que ahí te has pasado...</text:p>
      <text:p text:style-name="Standard"/>
      <text:p text:style-name="Standard"><text:tab/>Prota- Estáis de la olla</text:p>
      <text:p text:style-name="Standard"/>
      <text:p text:style-name="Standard"><text:tab/>Tendero 2- Por no hablar de que según han llegado las medicinas ha confiscado todas, según el porque quiere reducir población</text:p>
      <text:p text:style-name="Standard"/>
      <text:p text:style-name="Standard"><text:tab/>Tendero 3- El ruido le molesta al echarse la siesta.</text:p>
      <text:p text:style-name="Standard"/>
      <text:p text:style-name="Standard"><text:tab/>Prota- Lo único que se es que es que no tenéis la medicina, pediré audiencia real y aclarare todo esto.</text:p>
      <text:p text:style-name="Standard"/>
      <text:p text:style-name="Standard"><text:tab/>Tendero 1- La lista de audiencias es kilométrica, tardarías años... Siempre puedes acelerar el proceso, si usas... las leyes antiguas.</text:p>
      <text:p text:style-name="Standard"/>
      <text:p text:style-name="Standard"><text:tab/>Prota- ¿Enfrentarme a los príncipes, resolviendo los puzles de sus castillos para llegar hasta ellos, y retarles a un combate? No funcionaría no se luchar.</text:p>
      <text:p text:style-name="Standard"/>
      <text:p text:style-name="Standard"><text:tab/>Tendero 4- No es tan difícil, años de incesto han dejado a la monarquía.... despistada, no son tan buenos luchadores.</text:p>
      <text:p text:style-name="Standard"/>
      <text:p text:style-name="Standard"><text:tab/>Tendero 5- Solo tienes que ir a los castillos, el más cercano el de la tierra del fuego, después al<text:s/>de la tierra del Hielo, eso te abriría las pruebas del castillo.</text:p>
      <text:p text:style-name="Standard"/>
      <text:p text:style-name="Standard"><text:tab/>Prota- Suena extremadamente sobre complicado</text:p>
      <text:p text:style-name="Standard"/>
      <text:p text:style-name="Standard"><text:tab/>Tendero 1- ¿Si, verdad? Casi como uno de esos videojuegos</text:p>
      <text:p text:style-name="Standard"/>
      <text:p text:style-name="Standard"><text:tab/>Prota- … … … …</text:p>
      <text:p text:style-name="Standard"/>
      <text:p text:style-name="Standard"><text:tab/>Tendero 3- PROHIBIDO ROMPER LA CUARTA PARED</text:p>
      <text:p text:style-name="Standard"/>
      <text:soft-page-break/>
      <text:p text:style-name="Standard"><text:tab/>Prota- … … … …</text:p>
      <text:p text:style-name="Standard"/>
      <text:p text:style-name="Standard"><text:tab/>Tendero 5- En cualquier caso, si quieres combatir a los príncipes necesitaras una espada de combate, ya sabes una de esas sin filo... no creo que quieras cometer regicidio</text:p>
      <text:p text:style-name="Standard"/>
      <text:p text:style-name="Standard"><text:tab/>Tendero 2- Y un pase para la tierra del fuego.</text:p>
      <text:p text:style-name="Standard"/>
      <text:p text:style-name="Standard"><text:tab/>Tendero 4- Podrías conseguirlos mediante tremendos procesos largos, de farmeo, sidequest y papeleo, pero a nadie le gustan los funcionarios.</text:p>
      <text:p text:style-name="Standard"/>
      <text:p text:style-name="Standard"><text:tab/>Tendero 2- Te ofrecemos las 3 cosas por 1500 dolares.</text:p>
      <text:p text:style-name="Standard"/>
      <text:p text:style-name="Standard"><text:tab/>Prota- Es mucho dinero...</text:p>
      <text:p text:style-name="Standard"/>
      <text:p text:style-name="Standard"><text:tab/>Tendero 1- Si no haces esto, tu padre morirá.</text:p>
      <text:p text:style-name="Standard"><text:tab/></text:p>
      <text:p text:style-name="Standard"><text:tab/>SE ABREN DOS<text:s/>OPCIONES</text:p>
      <text:p text:style-name="Standard"/>
      <text:p text:style-name="Standard"><text:tab/>---Pagar</text:p>
      <text:p text:style-name="Standard"><text:tab/>---No pagar</text:p>
      <text:p text:style-name="Standard"/>
      <text:p text:style-name="Standard"><text:tab/>***Caso NO PAGAR</text:p>
      <text:p text:style-name="Standard"><text:tab/></text:p>
      <text:p text:style-name="Standard"><text:tab/>Realmente no tienes opción, quizá te preguntes porque preguntarte si quieres pagar o no para luego no darte elección real... bueno es que somos un poco capullos. [Se vuelve a abrir las opciones de<text:s/>pagar o no pagar</text:p>
      <text:p text:style-name="Standard"/>
      <text:p text:style-name="Standard"><text:tab/>***Caso PAGAR</text:p>
      <text:p text:style-name="Standard"/>
      <text:p text:style-name="Standard"><text:tab/>Prota- No me queda otra opción, tengo que darme prisa.</text:p>
      <text:p text:style-name="Standard"/>
      <text:p text:style-name="Standard"><text:tab/>{Se consigue la espada, y el pase para la Tierra del Fuego, ahora podemos ir hacia allí.}</text:p>
      <text:p text:style-name="Standard"/>
      <text:p text:style-name="Standard"><text:tab/></text:p>
      <text:p text:style-name="Standard"/>
      <text:p text:style-name="Standard"/>
      <text:p text:style-name="Standard"><text:tab/>[ESCENA 3]</text:p>
      <text:p text:style-name="Standard"><text:tab/></text:p>
      <text:p text:style-name="Standard"><text:tab/>Justo cuando vamos a salir del pueblo, tenemos que hablar con el guardia de la puerta para que nos deje ir a la Tierra del Fuego,</text:p>
      <text:p text:style-name="Standard"><text:tab/></text:p>
      <text:p text:style-name="Standard"><text:tab/>Guardia- ¿A dónde vas, chaval?</text:p>
      <text:p text:style-name="Standard"/>
      <text:p text:style-name="Standard"><text:tab/>Prota- A la tierra del fuego, necesito audiencia real y voy a usar las<text:s/>leyes antiguas para conseguirla</text:p>
      <text:p text:style-name="Standard"><text:tab/></text:p>
      <text:p text:style-name="Standard"><text:tab/>Guardia- Ya, claro que si... Buena suerte con eso parguela. ¿Tienes un pase?</text:p>
      <text:p text:style-name="Standard"/>
      <text:p text:style-name="Standard"><text:tab/>Prota- Aquí esta.</text:p>
      <text:p text:style-name="Standard"/>
      <text:p text:style-name="Standard"><text:tab/>Guardia- Adelante, ten cuidado con los monstruos, no quiero tener que recoger tu cadáver por la mañana</text:p>
      <text:soft-page-break/>
      <text:p text:style-name="Standard"><text:tab/>Prota- No se preocupe, no caeré tan fácilmente.</text:p>
      <text:p text:style-name="Standard"/>
      <text:p text:style-name="Standard"><text:tab/>Guardia- Sí, claro, todos dicen lo mismo. Y mira les ahora, pasto de chocob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an Juan Lora</meta:initial-creator>
    <dc:creator>Angel Martin</dc:creator>
    <meta:creation-date>2016-04-07T17:19:00Z</meta:creation-date>
    <dc:date>2016-04-19T16:05:00Z</dc:date>
    <meta:template xlink:href="Normal.dotm" xlink:type="simple"/>
    <meta:editing-cycles>6</meta:editing-cycles>
    <meta:editing-duration>PT8580S</meta:editing-duration>
    <meta:document-statistic meta:page-count="4" meta:paragraph-count="10" meta:word-count="781" meta:character-count="5067" meta:row-count="35" meta:non-whitespace-character-count="4296"/>
  </office:meta>
</office:document-meta>
</file>